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>
      <style:text-properties officeooo:paragraph-rsid="0000d907"/>
    </style:style>
    <style:style style:name="P4" style:family="paragraph" style:parent-style-name="Text_20_body" style:list-style-name="L4"/>
    <style:style style:name="P5" style:family="paragraph" style:parent-style-name="Text_20_body" style:list-style-name="L5">
      <style:text-properties officeooo:paragraph-rsid="0000d907"/>
    </style:style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>
      <style:text-properties officeooo:paragraph-rsid="0000d907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P14" style:family="paragraph" style:parent-style-name="Text_20_body" style:list-style-name="L3">
      <style:paragraph-properties fo:margin-top="0cm" fo:margin-bottom="0cm" loext:contextual-spacing="false"/>
    </style:style>
    <style:style style:name="P15" style:family="paragraph" style:parent-style-name="Text_20_body" style:list-style-name="L4">
      <style:paragraph-properties fo:margin-top="0cm" fo:margin-bottom="0cm" loext:contextual-spacing="false"/>
    </style:style>
    <style:style style:name="P16" style:family="paragraph" style:parent-style-name="Text_20_body" style:list-style-name="L5">
      <style:paragraph-properties fo:margin-top="0cm" fo:margin-bottom="0cm" loext:contextual-spacing="false"/>
    </style:style>
    <style:style style:name="P17" style:family="paragraph" style:parent-style-name="Text_20_body" style:list-style-name="L6">
      <style:paragraph-properties fo:margin-top="0cm" fo:margin-bottom="0cm" loext:contextual-spacing="false"/>
    </style:style>
    <style:style style:name="P18" style:family="paragraph" style:parent-style-name="Text_20_body" style:list-style-name="L7">
      <style:paragraph-properties fo:margin-top="0cm" fo:margin-bottom="0cm" loext:contextual-spacing="false"/>
    </style:style>
    <style:style style:name="P19" style:family="paragraph" style:parent-style-name="Text_20_body" style:list-style-name="L8">
      <style:paragraph-properties fo:margin-top="0cm" fo:margin-bottom="0cm" loext:contextual-spacing="false"/>
    </style:style>
    <style:style style:name="P20" style:family="paragraph" style:parent-style-name="Text_20_body" style:list-style-name="L9">
      <style:paragraph-properties fo:margin-top="0cm" fo:margin-bottom="0cm" loext:contextual-spacing="false"/>
    </style:style>
    <style:style style:name="P21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officeooo:rsid="0000d907"/>
    </style:style>
    <text:list-style style:name="L1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. What is PowerShell?</text:p>
      <text:list xml:id="list3780634472286153510" text:style-name="L1">
        <text:list-item>
          <text:p text:style-name="P12">A fabulous dessert topping </text:p>
        </text:list-item>
        <text:list-item>
          <text:p text:style-name="P12">A terrific floor wax </text:p>
        </text:list-item>
        <text:list-item>
          <text:p text:style-name="P1">The future of Windows automation and administration </text:p>
        </text:list-item>
      </text:list>
      <text:p text:style-name="P11"><text:span text:style-name="T1">Answer : </text:span>c</text:p>
      <text:p text:style-name="Text_20_body">2. The basic command element in PowerShell is what?</text:p>
      <text:list xml:id="list7697222153368591227" text:style-name="L2">
        <text:list-item>
          <text:p text:style-name="P13">A batch file </text:p>
        </text:list-item>
        <text:list-item>
          <text:p text:style-name="P13">A cmdlet </text:p>
        </text:list-item>
        <text:list-item>
          <text:p text:style-name="P2">A prayer </text:p>
        </text:list-item>
      </text:list>
      <text:p text:style-name="P11"><text:span text:style-name="T1">Answer : </text:span>b</text:p>
      <text:p text:style-name="Text_20_body">3. PowerShell is often referred to as what?</text:p>
      <text:list xml:id="list3001192065891813006" text:style-name="L3">
        <text:list-item>
          <text:p text:style-name="P14">An object oriented shell built on the .NET Framework </text:p>
        </text:list-item>
        <text:list-item>
          <text:p text:style-name="P14">A clam shell </text:p>
        </text:list-item>
        <text:list-item>
          <text:p text:style-name="P3">A band shell </text:p>
        </text:list-item>
      </text:list>
      <text:p text:style-name="P11"><text:span text:style-name="T1">Answer : </text:span>a</text:p>
      <text:p text:style-name="Text_20_body">4. PowerShell passes objects from one command to another via what?</text:p>
      <text:list xml:id="list7988056499608039272" text:style-name="L4">
        <text:list-item>
          <text:p text:style-name="P15">IRC </text:p>
        </text:list-item>
        <text:list-item>
          <text:p text:style-name="P15">E-mail </text:p>
        </text:list-item>
        <text:list-item>
          <text:p text:style-name="P4">The pipeline </text:p>
        </text:list-item>
      </text:list>
      <text:p text:style-name="P11"><text:span text:style-name="T1">Answer : </text:span>c</text:p>
      <text:p text:style-name="Text_20_body">5. What can you type in PowerShell to find out more information about a particular command?</text:p>
      <text:list xml:id="list8470775871430160588" text:style-name="L5">
        <text:list-item>
          <text:p text:style-name="P16">Oh magic genie </text:p>
        </text:list-item>
        <text:list-item>
          <text:p text:style-name="P16">help </text:p>
        </text:list-item>
        <text:list-item>
          <text:p text:style-name="P5">please </text:p>
        </text:list-item>
      </text:list>
      <text:p text:style-name="P11"><text:span text:style-name="T1">Answer : </text:span>b</text:p>
      <text:p text:style-name="Text_20_body">6. What must you set before you can run a PowerShell script?</text:p>
      <text:list xml:id="list5300171867931432461" text:style-name="L6">
        <text:list-item>
          <text:p text:style-name="P17">Your alarm clock </text:p>
        </text:list-item>
        <text:list-item>
          <text:p text:style-name="P17">Your budget </text:p>
        </text:list-item>
        <text:list-item>
          <text:p text:style-name="P6">Your execution policy </text:p>
        </text:list-item>
      </text:list>
      <text:p text:style-name="P11"><text:span text:style-name="T1">Answer : </text:span>c</text:p>
      <text:p text:style-name="Text_20_body">7. An alternative and usually shorter name for a command is referred to as what?</text:p>
      <text:list xml:id="list6290078345926952818" text:style-name="L7">
        <text:list-item>
          <text:p text:style-name="P18">An alias </text:p>
        </text:list-item>
        <text:list-item>
          <text:p text:style-name="P18">Bob </text:p>
        </text:list-item>
        <text:list-item>
          <text:p text:style-name="P7">p </text:p>
        </text:list-item>
      </text:list>
      <text:p text:style-name="P11"><text:span text:style-name="T1">Answer : </text:span>a</text:p>
      <text:p text:style-name="Text_20_body"><text:soft-page-break/>8. PowerShell cmdlets follow what naming convention which makes them easy to learn?</text:p>
      <text:list xml:id="list3170109794417013909" text:style-name="L8">
        <text:list-item>
          <text:p text:style-name="P19">Boy-Girl </text:p>
        </text:list-item>
        <text:list-item>
          <text:p text:style-name="P19">Love::Hate </text:p>
        </text:list-item>
        <text:list-item>
          <text:p text:style-name="P8">Verb-Noun </text:p>
        </text:list-item>
      </text:list>
      <text:p text:style-name="P11"><text:span text:style-name="T1">Answer : </text:span>c</text:p>
      <text:p text:style-name="Text_20_body">9. What can you use to discover information about a given object?</text:p>
      <text:list xml:id="list8033627420687083309" text:style-name="L9">
        <text:list-item>
          <text:p text:style-name="P20">Get-Member </text:p>
        </text:list-item>
        <text:list-item>
          <text:p text:style-name="P20">A Ouiji board </text:p>
        </text:list-item>
        <text:list-item>
          <text:p text:style-name="P9">Magic 8 Ball </text:p>
        </text:list-item>
      </text:list>
      <text:p text:style-name="P11"><text:span text:style-name="T1">Answer : </text:span>a</text:p>
      <text:p text:style-name="Text_20_body">10. PowerShell is:</text:p>
      <text:list xml:id="list8943409826391522269" text:style-name="L10">
        <text:list-item>
          <text:p text:style-name="P21">An interactive management shell </text:p>
        </text:list-item>
        <text:list-item>
          <text:p text:style-name="P21">A flexible and simple scripting language </text:p>
        </text:list-item>
        <text:list-item>
          <text:p text:style-name="P21">Something your job will eventually require </text:p>
        </text:list-item>
        <text:list-item>
          <text:p text:style-name="P10">All of the above </text:p>
        </text:list-item>
      </text:list>
      <text:p text:style-name="P11"><text:span text:style-name="T1">Answer : </text:span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3:12:16.297950082</meta:creation-date>
    <dc:date>2018-11-12T13:18:32.406649465</dc:date>
    <meta:editing-duration>PT6M16S</meta:editing-duration>
    <meta:editing-cycles>1</meta:editing-cycles>
    <meta:document-statistic meta:table-count="0" meta:image-count="0" meta:object-count="0" meta:page-count="2" meta:paragraph-count="51" meta:word-count="252" meta:character-count="1269" meta:non-whitespace-character-count="1068"/>
    <meta:generator>LibreOffice/5.1.6.2$Linux_X86_64 LibreOffice_project/10m0$Build-2</meta:generator>
  </office:meta>
</office:document-meta>
</file>